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ILLANUEVA IBARRA NERI RUTH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ILLANUEVA IBARRA NERI RU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VILLANUEVA IBARRA, MARIA E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111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0:0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